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3.96cm"/>
    </style:style>
    <style:style style:name="co6" style:family="table-column">
      <style:table-column-properties fo:break-before="auto" style:column-width="4.868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2.2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753cm"/>
    </style:style>
    <style:style style:name="co11" style:family="table-column">
      <style:table-column-properties fo:break-before="auto" style:column-width="1.586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1.3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Twinsync</text:p>
          </table:table-cell>
          <table:table-cell office:value-type="string">
            <text:p>module</text:p>
          </table:table-cell>
          <table:table-cell/>
          <table:table-cell office:value-type="string">
            <text:p>Revised:</text:p>
          </table:table-cell>
          <table:table-cell table:style-name="Default" office:value-type="string">
            <text:p>Wednesday,</text:p>
          </table:table-cell>
          <table:table-cell table:style-name="Default" office:value-type="string">
            <text:p>January</text:p>
          </table:table-cell>
          <table:table-cell office:value-type="float" office:value="18">
            <text:p>18</text:p>
          </table:table-cell>
          <table:table-cell office:value-type="float" office:value="2017">
            <text:p>2017</text:p>
          </table:table-cell>
          <table:table-cell table:number-columns-repeated="11"/>
        </table:table-row>
        <table:table-row table:style-name="ro1">
          <table:table-cell office:value-type="string">
            <text:p>n.a.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office:value-type="string">
            <text:p>Revision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Roberto Buti</text:p>
          </table:table-cell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January</text:p>
          </table:table-cell>
          <table:table-cell table:style-name="ce1" office:value-type="float" office:value="19.2017">
            <text:p>19,2017</text:p>
          </table:table-cell>
          <table:table-cell table:style-name="ce1" office:value-type="string">
            <text:p>18:36:28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Bill</text:p>
          </table:table-cell>
          <table:table-cell office:value-type="string">
            <text:p>Of</text:p>
          </table:table-cell>
          <table:table-cell office:value-type="string">
            <text:p>Materials</text:p>
          </table:table-cell>
          <table:table-cell/>
          <table:table-cell table:style-name="ce3" office:value-type="string" table:number-columns-spanned="3" table:number-rows-spanned="1">
            <text:p>SUGGESTED</text:p>
          </table:table-cell>
          <table:covered-table-cell table:style-name="Default"/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Item</text:p>
          </table:table-cell>
          <table:table-cell office:value-type="string">
            <text:p>Quantity</text:p>
          </table:table-cell>
          <table:table-cell office:value-type="string">
            <text:p>Reference</text:p>
          </table:table-cell>
          <table:table-cell office:value-type="string">
            <text:p>Part</text:p>
          </table:table-cell>
          <table:table-cell table:style-name="Default" office:value-type="string">
            <text:p>Farnell P/N</text:p>
          </table:table-cell>
          <table:table-cell table:style-name="Default" office:value-type="string">
            <text:p>Manufacturer P/N</text:p>
          </table:table-cell>
          <table:table-cell office:value-type="string">
            <text:p>Manufacturer</text:p>
          </table:table-cell>
          <table:table-cell table:number-columns-repeated="12"/>
        </table:table-row>
        <table:table-row table:style-name="ro1">
          <table:table-cell office:value-type="string">
            <text:p>______________________________________________</text:p>
          </table:table-cell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C1,C2,C3,C4,C7</text:p>
          </table:table-cell>
          <table:table-cell office:value-type="string">
            <text:p>100nF</text:p>
          </table:table-cell>
          <table:table-cell office:value-type="string">
            <text:p><text:a xlink:href="http://it.farnell.com/multicomp/mc0805f104z250ct/condensatore-mlcc-y5v-100nf-0805/dp/1759167RL">1759167RL</text:a> </text:p>
          </table:table-cell>
          <table:table-cell office:value-type="string">
            <text:p><text:a xlink:href="http://it.farnell.com/multicomp/mc0805f104z250ct/condensatore-mlcc-y5v-100nf-0805/dp/1759167RL">MC0805F104Z250CT</text:a> </text:p>
          </table:table-cell>
          <table:table-cell office:value-type="string">
            <text:p>Multicomp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C5,C6</text:p>
          </table:table-cell>
          <table:table-cell office:value-type="string">
            <text:p>22pF</text:p>
          </table:table-cell>
          <table:table-cell office:value-type="string">
            <text:p><text:a xlink:href="http://it.farnell.com/multicomp/mc0805n220j500ct/condens-mlcc-c0g-np0-22pf-50v/dp/1759195">1759195</text:a></text:p>
          </table:table-cell>
          <table:table-cell office:value-type="string">
            <text:p><text:a xlink:href="http://it.farnell.com/multicomp/mc0805n220j500ct/condens-mlcc-c0g-np0-22pf-50v/dp/1759195">MC0805N220J500CT</text:a> </text:p>
          </table:table-cell>
          <table:table-cell office:value-type="string">
            <text:p>Multicomp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LL4148</text:p>
          </table:table-cell>
          <table:table-cell office:value-type="string">
            <text:p><text:a xlink:href="http://it.farnell.com/multicomp/ll4148/diodo-piccolo-segnale-100v-0-2a/dp/7355513">7355513</text:a> </text:p>
          </table:table-cell>
          <table:table-cell office:value-type="string">
            <text:p><text:a xlink:href="http://it.farnell.com/multicomp/ll4148/diodo-piccolo-segnale-100v-0-2a/dp/7355513">LL4148</text:a> </text:p>
          </table:table-cell>
          <table:table-cell office:value-type="string">
            <text:p>Multicomp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12V 400mW zener</text:p>
          </table:table-cell>
          <table:table-cell office:value-type="string">
            <text:p><text:a xlink:href="http://it.farnell.com/vishay/bzm55c12-tr/diodo-zener-0-5w-12v/dp/1617751">1617751</text:a> </text:p>
          </table:table-cell>
          <table:table-cell office:value-type="string">
            <text:p><text:a xlink:href="http://it.farnell.com/vishay/bzm55c12-tr/diodo-zener-0-5w-12v/dp/1617751">BZM55C12-TR</text:a> </text:p>
          </table:table-cell>
          <table:table-cell office:value-type="string">
            <text:p>Vishay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Led rosso</text:p>
          </table:table-cell>
          <table:table-cell office:value-type="string">
            <text:p><text:a xlink:href="http://it.farnell.com/multicomp/ovs-0808/led-0805-super-brt-red-0-3cd-625nm/dp/1716768">1716768</text:a> </text:p>
          </table:table-cell>
          <table:table-cell office:value-type="string">
            <text:p><text:a xlink:href="http://it.farnell.com/multicomp/ovs-0808/led-0805-super-brt-red-0-3cd-625nm/dp/1716768">OVS-0808</text:a> </text:p>
          </table:table-cell>
          <table:table-cell office:value-type="string">
            <text:p>Multicomp</text:p>
          </table:table-cell>
          <table:table-cell table:number-columns-repeated="2"/>
          <table:table-cell table:style-name="ce5"/>
          <table:table-cell table:style-name="ce4"/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Led giallo</text:p>
          </table:table-cell>
          <table:table-cell office:value-type="string">
            <text:p><text:a xlink:href="http://it.farnell.com/multicomp/mcl-s270yc/led-smd-0805-giallo/dp/1581241">1581241</text:a> </text:p>
          </table:table-cell>
          <table:table-cell office:value-type="string">
            <text:p><text:a xlink:href="http://it.farnell.com/multicomp/mcl-s270yc/led-smd-0805-giallo/dp/1581241">MCL-S270YC</text:a> </text:p>
          </table:table-cell>
          <table:table-cell office:value-type="string">
            <text:p>Multicomp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Atmega328-TQFP32</text:p>
          </table:table-cell>
          <table:table-cell office:value-type="string">
            <text:p><text:a xlink:href="http://it.farnell.com/atmel/atmega328-au/mcu-8bit-atmega-20mhz-tqfp-32/dp/1972086">1972086</text:a> </text:p>
          </table:table-cell>
          <table:table-cell office:value-type="string">
            <text:p><text:a xlink:href="http://it.farnell.com/atmel/atmega328-au/mcu-8bit-atmega-20mhz-tqfp-32/dp/1972086">ATMEGA328-AU</text:a> </text:p>
          </table:table-cell>
          <table:table-cell office:value-type="string">
            <text:p>Atme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J1,J2,J3,J4,J5,J6,J14</text:p>
          </table:table-cell>
          <table:table-cell office:value-type="string">
            <text:p>HEADER 3</text:p>
          </table:table-cell>
          <table:table-cell office:value-type="string">
            <text:p><text:a xlink:href="http://it.farnell.com/molex/90120-0763/connettore-header-tht-2-54mm-3/dp/9733310">9733310</text:a></text:p>
          </table:table-cell>
          <table:table-cell office:value-type="string">
            <text:p><text:a xlink:href="http://it.farnell.com/molex/90120-0763/connettore-header-tht-2-54mm-3/dp/9733310">90120-0763</text:a> </text:p>
          </table:table-cell>
          <table:table-cell office:value-type="string">
            <text:p>Molex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J7</text:p>
          </table:table-cell>
          <table:table-cell office:value-type="string">
            <text:p>HEADER 5</text:p>
          </table:table-cell>
          <table:table-cell office:value-type="string">
            <text:p><text:a xlink:href="http://it.farnell.com/molex/22-28-4050/connector-header-5pos-1row-2-54mm/dp/2381173">2381173</text:a></text:p>
          </table:table-cell>
          <table:table-cell office:value-type="string">
            <text:p><text:a xlink:href="http://it.farnell.com/molex/22-28-4050/connector-header-5pos-1row-2-54mm/dp/2381173">22-28-4050</text:a> </text:p>
          </table:table-cell>
          <table:table-cell office:value-type="string">
            <text:p>Molex</text:p>
          </table:table-cell>
          <table:table-cell table:number-columns-repeated="2"/>
          <table:table-cell table:style-name="ce5"/>
          <table:table-cell table:style-name="ce4"/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J8,J10,J12</text:p>
          </table:table-cell>
          <table:table-cell office:value-type="string">
            <text:p>HEADER 2</text:p>
          </table:table-cell>
          <table:table-cell office:value-type="string">
            <text:p><text:a xlink:href="http://it.farnell.com/molex/90120-0762/connettore-header-tht-2-54mm-bifase/dp/9733302">9733302</text:a> </text:p>
          </table:table-cell>
          <table:table-cell office:value-type="string">
            <text:p><text:a xlink:href="http://it.farnell.com/molex/90120-0762/connettore-header-tht-2-54mm-bifase/dp/9733302">90120-0762..</text:a> </text:p>
          </table:table-cell>
          <table:table-cell office:value-type="string">
            <text:p>Molex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J9,J11</text:p>
          </table:table-cell>
          <table:table-cell office:value-type="string">
            <text:p>PSMN0R7-25YLD</text:p>
          </table:table-cell>
          <table:table-cell office:value-type="string">
            <text:p><text:a xlink:href="http://it.farnell.com/nxp/psmn0r7-25yld/mosfet-ca-n-25v-300a-sot-1023/dp/2545173">2545173</text:a> </text:p>
          </table:table-cell>
          <table:table-cell office:value-type="string">
            <text:p><text:a xlink:href="http://it.farnell.com/nxp/psmn0r7-25yld/mosfet-ca-n-25v-300a-sot-1023/dp/2545173">PSMN0R7-25YLD</text:a> </text:p>
          </table:table-cell>
          <table:table-cell office:value-type="string">
            <text:p>NXP</text:p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J13</text:p>
          </table:table-cell>
          <table:table-cell office:value-type="string">
            <text:p>HEADER 3x2</text:p>
          </table:table-cell>
          <table:table-cell office:value-type="string">
            <text:p><text:a xlink:href="http://it.farnell.com/molex/90131-0763/connettore-header-tht-2-54mm-6/dp/9733574">9733574</text:a> </text:p>
          </table:table-cell>
          <table:table-cell office:value-type="string">
            <text:p><text:a xlink:href="http://it.farnell.com/molex/90131-0763/connettore-header-tht-2-54mm-6/dp/9733574">90131-0763</text:a> </text:p>
          </table:table-cell>
          <table:table-cell office:value-type="string">
            <text:p>Molex</text:p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style-name="ce2" office:value-type="float" office:value="10">
            <text:p>10</text:p>
          </table:table-cell>
          <table:table-cell office:value-type="string">
            <text:p><text:a xlink:href="http://it.farnell.com/multicomp/mc01w0805110r/res-film-spesso-10r-1-0-1w-0805/dp/9332421">9332421</text:a></text:p>
          </table:table-cell>
          <table:table-cell office:value-type="string">
            <text:p><text:a xlink:href="http://it.farnell.com/multicomp/mc01w0805110r/res-film-spesso-10r-1-0-1w-0805/dp/9332421">MC01W0805110R</text:a> </text:p>
          </table:table-cell>
          <table:table-cell office:value-type="string">
            <text:p>Multicomp</text:p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<text:a xlink:href="http://it.farnell.com/multicomp/mc01w0805110k/res-film-spesso-10k-1-0-1w-0805/dp/9332391">9332391</text:a> </text:p>
          </table:table-cell>
          <table:table-cell office:value-type="string">
            <text:p><text:a xlink:href="http://it.farnell.com/multicomp/mc01w0805110k/res-film-spesso-10k-1-0-1w-0805/dp/9332391">MC01W0805110K</text:a> </text:p>
          </table:table-cell>
          <table:table-cell office:value-type="string">
            <text:p>Multicomp</text:p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R3,R4,R5,R6</text:p>
          </table:table-cell>
          <table:table-cell table:style-name="ce2" office:value-type="float" office:value="330">
            <text:p>330</text:p>
          </table:table-cell>
          <table:table-cell office:value-type="string">
            <text:p><text:a xlink:href="http://it.farnell.com/multicomp/mc01w08051330r/res-film-spesso-330r-1-0-1w-0805/dp/9333037">9333037</text:a> </text:p>
          </table:table-cell>
          <table:table-cell office:value-type="string">
            <text:p><text:a xlink:href="http://it.farnell.com/multicomp/mc01w08051330r/res-film-spesso-330r-1-0-1w-0805/dp/9333037">MC01W08051330R</text:a> </text:p>
          </table:table-cell>
          <table:table-cell office:value-type="string">
            <text:p>Multicomp</text:p>
          </table:table-cell>
          <table:table-cell table:number-columns-repeated="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SW <text:s/>dip-2</text:p>
          </table:table-cell>
          <table:table-cell office:value-type="string">
            <text:p><text:a xlink:href="http://it.farnell.com/multicomp/mcemr-02-t/interruttore-2-vie-spst-incassato/dp/1524005">1524005</text:a> </text:p>
          </table:table-cell>
          <table:table-cell office:value-type="string">
            <text:p><text:a xlink:href="http://it.farnell.com/multicomp/mcemr-02-t/interruttore-2-vie-spst-incassato/dp/1524005">MCEMR-02-T</text:a> </text:p>
          </table:table-cell>
          <table:table-cell office:value-type="string">
            <text:p>Multicomp</text:p>
          </table:table-cell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LM3840IM3-5</text:p>
          </table:table-cell>
          <table:table-cell office:value-type="string">
            <text:p><text:a xlink:href="http://it.farnell.com/texas-instruments/lm3480im3-5-0-nopb/ldo-voltage-regulator-5v-0-1a/dp/2147539">2147539</text:a> </text:p>
          </table:table-cell>
          <table:table-cell office:value-type="string">
            <text:p><text:a xlink:href="http://it.farnell.com/texas-instruments/lm3480im3-5-0-nopb/ldo-voltage-regulator-5v-0-1a/dp/2147539">LM3480IM3-5.0/NOPB</text:a> </text:p>
          </table:table-cell>
          <table:table-cell office:value-type="string">
            <text:p>TI</text:p>
          </table:table-cell>
          <table:table-cell table:number-columns-repeated="1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Y1</text:p>
          </table:table-cell>
          <table:table-cell office:value-type="string">
            <text:p>16MHz xtal</text:p>
          </table:table-cell>
          <table:table-cell office:value-type="string">
            <text:p><text:a xlink:href="http://it.farnell.com/abracon/abm3-16-000mhz-b2-t/cristallo-16m-18pf-cl-5x3-2mm/dp/1611806">1611806</text:a> </text:p>
          </table:table-cell>
          <table:table-cell office:value-type="string">
            <text:p><text:a xlink:href="http://it.farnell.com/abracon/abm3-16-000mhz-d2y-t/crystal-16mhz-18pf-5-x-3-2mm/dp/2467791RL">ABM3-16.000MHZ-D2Y-T</text:a> </text:p>
          </table:table-cell>
          <table:table-cell office:value-type="string">
            <text:p>Abracon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20/01/2017</text:date>, <text:time>13.57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7-01-20T13:57:07.28</dc:date>
    <meta:editing-duration>PT2H44M11S</meta:editing-duration>
    <meta:editing-cycles>3</meta:editing-cycles>
    <meta:document-statistic meta:table-count="1" meta:cell-count="152" meta:object-count="0"/>
  </office:meta>
</office:document-meta>
</file>